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Arial" fo:font-size="12pt" officeooo:rsid="0007af16" officeooo:paragraph-rsid="0007af16" style:font-size-asian="12pt" style:font-size-complex="12pt"/>
    </style:style>
    <style:style style:name="P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Arial" fo:font-size="12pt" officeooo:rsid="0004a0ee" officeooo:paragraph-rsid="0004a0ee" style:font-size-asian="12pt" style:font-size-complex="12pt"/>
    </style:style>
    <style:style style:name="P3" style:family="paragraph" style:parent-style-name="Standard" style:list-style-name="L1">
      <style:paragraph-properties fo:margin-top="0.101cm" fo:margin-bottom="0.101cm" style:contextual-spacing="false" fo:line-height="150%" fo:text-align="justify" style:justify-single-word="false"/>
      <style:text-properties style:font-name="Arial" fo:font-size="12pt" officeooo:rsid="000f971e" officeooo:paragraph-rsid="000f971e" style:font-size-asian="12pt" style:font-size-complex="12pt"/>
    </style:style>
    <style:style style:name="P4" style:family="paragraph" style:parent-style-name="Standard" style:list-style-name="L1">
      <style:paragraph-properties fo:margin-top="0.101cm" fo:margin-bottom="0.101cm" style:contextual-spacing="false" fo:line-height="150%" fo:text-align="justify" style:justify-single-word="false"/>
      <style:text-properties style:font-name="Arial" fo:font-size="12pt" officeooo:rsid="0004a0ee" officeooo:paragraph-rsid="0004a0ee" style:font-size-asian="12pt" style:font-size-complex="12pt"/>
    </style:style>
    <style:style style:name="P5" style:family="paragraph" style:parent-style-name="Standard" style:list-style-name="L1">
      <style:paragraph-properties fo:margin-top="0.101cm" fo:margin-bottom="0.101cm" style:contextual-spacing="false" fo:line-height="150%" fo:text-align="justify" style:justify-single-word="false"/>
      <style:text-properties style:font-name="Arial" fo:font-size="12pt" officeooo:rsid="0011158e" officeooo:paragraph-rsid="0011158e" style:font-size-asian="12pt" style:font-size-complex="12pt"/>
    </style:style>
    <style:style style:name="P6" style:family="paragraph" style:parent-style-name="Standard" style:list-style-name="L1">
      <style:paragraph-properties fo:margin-top="0.101cm" fo:margin-bottom="0.101cm" style:contextual-spacing="false" fo:line-height="150%" fo:text-align="justify" style:justify-single-word="false"/>
      <style:text-properties style:font-name="Arial" fo:font-size="12pt" officeooo:rsid="0004a0ee" officeooo:paragraph-rsid="00083e3d" style:font-size-asian="12pt" style:font-size-complex="12pt"/>
    </style:style>
    <style:style style:name="P7" style:family="paragraph" style:parent-style-name="Standard" style:list-style-name="L1">
      <style:paragraph-properties fo:margin-top="0.101cm" fo:margin-bottom="0.101cm" style:contextual-spacing="false" fo:line-height="150%" fo:text-align="justify" style:justify-single-word="false"/>
      <style:text-properties style:font-name="Arial" fo:font-size="12pt" officeooo:rsid="00083e3d" officeooo:paragraph-rsid="00083e3d" style:font-size-asian="12pt" style:font-size-complex="12pt"/>
    </style:style>
    <style:style style:name="P8" style:family="paragraph" style:parent-style-name="Standard" style:list-style-name="L1">
      <style:paragraph-properties fo:margin-top="0.101cm" fo:margin-bottom="0.101cm" style:contextual-spacing="false" fo:line-height="150%" fo:text-align="justify" style:justify-single-word="false"/>
      <style:text-properties style:font-name="Arial" fo:font-size="12pt" officeooo:rsid="0004a0ee" officeooo:paragraph-rsid="0009a26f" style:font-size-asian="12pt" style:font-size-complex="12pt"/>
    </style:style>
    <style:style style:name="P9" style:family="paragraph" style:parent-style-name="Standard" style:list-style-name="L1">
      <style:paragraph-properties fo:margin-top="0.101cm" fo:margin-bottom="0.101cm" style:contextual-spacing="false" fo:line-height="150%" fo:text-align="justify" style:justify-single-word="false"/>
      <style:text-properties style:font-name="Arial" fo:font-size="12pt" officeooo:rsid="00053133" officeooo:paragraph-rsid="00053133" style:font-size-asian="12pt" style:font-size-complex="12pt"/>
    </style:style>
    <style:style style:name="P10" style:family="paragraph" style:parent-style-name="Standard" style:list-style-name="L1">
      <style:paragraph-properties fo:margin-top="0.101cm" fo:margin-bottom="0.101cm" style:contextual-spacing="false" fo:line-height="150%" fo:text-align="justify" style:justify-single-word="false"/>
      <style:text-properties style:font-name="Arial" fo:font-size="12pt" officeooo:rsid="00053133" officeooo:paragraph-rsid="0009a26f" style:font-size-asian="12pt" style:font-size-complex="12pt"/>
    </style:style>
    <style:style style:name="P11" style:family="paragraph" style:parent-style-name="Standard" style:list-style-name="L1">
      <style:paragraph-properties fo:margin-top="0.101cm" fo:margin-bottom="0.101cm" style:contextual-spacing="false" fo:line-height="150%" fo:text-align="justify" style:justify-single-word="false"/>
      <style:text-properties style:font-name="Arial" fo:font-size="12pt" officeooo:rsid="0005894f" officeooo:paragraph-rsid="0005894f" style:font-size-asian="12pt" style:font-size-complex="12pt"/>
    </style:style>
    <style:style style:name="P12" style:family="paragraph" style:parent-style-name="Standard" style:list-style-name="L1">
      <style:paragraph-properties fo:margin-top="0.101cm" fo:margin-bottom="0.101cm" style:contextual-spacing="false" fo:line-height="150%" fo:text-align="justify" style:justify-single-word="false"/>
      <style:text-properties style:font-name="Arial" fo:font-size="12pt" officeooo:rsid="00070a7f" officeooo:paragraph-rsid="00070a7f" style:font-size-asian="12pt" style:font-size-complex="12pt"/>
    </style:style>
    <style:style style:name="T1" style:family="text">
      <style:text-properties officeooo:rsid="0011158e"/>
    </style:style>
    <style:style style:name="T2" style:family="text">
      <style:text-properties officeooo:rsid="00053133"/>
    </style:style>
    <style:style style:name="T3" style:family="text">
      <style:text-properties officeooo:rsid="0007af16"/>
    </style:style>
    <style:style style:name="T4" style:family="text">
      <style:text-properties officeooo:rsid="000cf056"/>
    </style:style>
    <style:style style:name="T5" style:family="text">
      <style:text-properties officeooo:rsid="00070a7f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 de redes <text:span text:style-name="T1">I;</text:span></text:p>
      <text:p text:style-name="P2"/>
      <text:list text:style-name="L1">
        <text:list-item>
          <text:p text:style-name="P3">Configurações do VirtualBox;</text:p>
          <text:list>
            <text:list-item>
              <text:p text:style-name="P3"><text:s/>Configure o IP fixo do Host-Only Ethernet Adapter para o seguinte: 200.50.100.1/24, com DHCP desativado.</text:p>
            </text:list-item>
          </text:list>
        </text:list-item>
        <text:list-item>
          <text:p text:style-name="P4">Criar as <text:span text:style-name="T2">5</text:span> VMS;</text:p>
          <text:list>
            <text:list-item>
              <text:p text:style-name="P4"><text:s/>Criar o Gat<text:span text:style-name="T3">e</text:span>way;</text:p>
              <text:list>
                <text:list-item>
                  <text:p text:style-name="P5">Usa um Debian CLI;</text:p>
                </text:list-item>
                <text:list-item>
                  <text:p text:style-name="P5">Configurações de rede;</text:p>
                  <text:list>
                    <text:list-item>
                      <text:p text:style-name="P4">Adaptador 1: Modo NAT</text:p>
                    </text:list-item>
                    <text:list-item>
                      <text:p text:style-name="P4">Adaptador 2: Modo Host-Only, Nome: VirtualBox Host-Only Ethernet Adapter</text:p>
                    </text:list-item>
                    <text:list-item>
                      <text:p text:style-name="P4">Adaptador 3: Modo Rede Interna, Nome: SRC1</text:p>
                    </text:list-item>
                    <text:list-item>
                      <text:p text:style-name="P4">Instale o sistema e configure o IP manual: 172.16.100.1/24</text:p>
                    </text:list-item>
                  </text:list>
                </text:list-item>
                <text:list-item>
                  <text:p text:style-name="P4">Configurar as regras do Firewall e acesso via SSH;</text:p>
                  <text:list>
                    <text:list-item>
                      <text:p text:style-name="P6">Atualize o sistema;</text:p>
                    </text:list-item>
                    <text:list-item>
                      <text:p text:style-name="P4">Crie o script do firewall;</text:p>
                    </text:list-item>
                    <text:list-item>
                      <text:p text:style-name="P7">Crie o script das regras;</text:p>
                    </text:list-item>
                    <text:list-item>
                      <text:p text:style-name="P7">Instale o iptables;</text:p>
                    </text:list-item>
                    <text:list-item>
                      <text:p text:style-name="P7">Automatize execução do firewall quando ligar o linux</text:p>
                    </text:list-item>
                  </text:list>
                </text:list-item>
              </text:list>
            </text:list-item>
            <text:list-item>
              <text:p text:style-name="P4"><text:s/>Criar o DNS1;</text:p>
              <text:list>
                <text:list-item>
                  <text:p text:style-name="P4">Adaptador 1: Rede Interna SRC1</text:p>
                </text:list-item>
                <text:list-item>
                  <text:p text:style-name="P8">Configuração de IP fixo:</text:p>
                  <text:list>
                    <text:list-item>
                      <text:p text:style-name="P4">Edite o arquivo /etc/netplan/50-cloud-init.yaml:</text:p>
                    </text:list-item>
                  </text:list>
                </text:list-item>
                <text:list-item>
                  <text:p text:style-name="P4">Atualize o sistema:</text:p>
                </text:list-item>
                <text:list-item>
                  <text:p text:style-name="P4">Configuração do resolv.conf: sudo nano /etc/resolv.conf &gt; <text:s text:c="23"/>nameserver 8.8.8.8</text:p>
                </text:list-item>
              </text:list>
            </text:list-item>
            <text:list-item>
              <text:p text:style-name="P4"><text:s/>Criar o DNS2;</text:p>
              <text:list>
                <text:list-item>
                  <text:p text:style-name="P6"><text:soft-page-break/>Adaptador 1: Rede Interna SRC1</text:p>
                </text:list-item>
                <text:list-item>
                  <text:p text:style-name="P6">Defina o hostname:</text:p>
                </text:list-item>
                <text:list-item>
                  <text:p text:style-name="P6">Configuração de IP fixo:</text:p>
                  <text:list>
                    <text:list-item>
                      <text:p text:style-name="P6">Edite o arquivo /etc/netplan/50-cloud-init.yaml com o seguinte conteúdo:</text:p>
                    </text:list-item>
                  </text:list>
                </text:list-item>
                <text:list-item>
                  <text:p text:style-name="P6">Atualize o sistema:</text:p>
                </text:list-item>
              </text:list>
            </text:list-item>
            <text:list-item>
              <text:p text:style-name="P4"><text:s/>Criar o WEB;</text:p>
              <text:list>
                <text:list-item>
                  <text:p text:style-name="P6">Adaptador 1: Rede Interna SRC1</text:p>
                  <text:list>
                    <text:list-item>
                      <text:p text:style-name="P6">Configuração de IP fixo:</text:p>
                    </text:list-item>
                    <text:list-item>
                      <text:p text:style-name="P6">Edite o arquivo /etc/netplan/50-cloud-init.yaml:</text:p>
                    </text:list-item>
                  </text:list>
                </text:list-item>
              </text:list>
            </text:list-item>
            <text:list-item>
              <text:p text:style-name="P4"><text:s/><text:span text:style-name="T2">Criar o UBUNTU;</text:span></text:p>
              <text:list>
                <text:list-item>
                  <text:p text:style-name="P6">Adaptador 1: Rede Interna SRC1;</text:p>
                  <text:list>
                    <text:list-item>
                      <text:p text:style-name="P6">Configuração de IP fixo:</text:p>
                    </text:list-item>
                    <text:list-item>
                      <text:p text:style-name="P6">Configuração do resolv.conf: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Configurar o <text:span text:style-name="T2">DHCP</text:span>;</text:p>
          <text:list>
            <text:list-item>
              <text:p text:style-name="P4"><text:s/><text:span text:style-name="T2">Instalar o DHCP no Gat</text:span><text:span text:style-name="T3">e</text:span><text:span text:style-name="T2">way;</text:span></text:p>
              <text:list>
                <text:list-item>
                  <text:p text:style-name="P4">Configure o arquivo /etc/default/isc-dhcp-server;</text:p>
                </text:list-item>
                <text:list-item>
                  <text:p text:style-name="P4">Inicie e verifique o servidor DHCP;</text:p>
                </text:list-item>
                <text:list-item>
                  <text:p text:style-name="P4">Acompanhar logs: sudo tail -f /var/lib/dhcp/dhcpd.leases</text:p>
                </text:list-item>
              </text:list>
            </text:list-item>
            <text:list-item>
              <text:p text:style-name="P4"><text:s/><text:span text:style-name="T2">Configurar o UBUNTU com DHCP;</text:span></text:p>
            </text:list-item>
          </text:list>
        </text:list-item>
        <text:list-item>
          <text:p text:style-name="P9">Configurar o DNS;</text:p>
          <text:list>
            <text:list-item>
              <text:p text:style-name="P9"><text:s/>Configurar o DNS1;</text:p>
              <text:list>
                <text:list-item>
                  <text:p text:style-name="P9">Configuração de IP fixo:</text:p>
                  <text:list>
                    <text:list-item>
                      <text:p text:style-name="P9">Edite o arquivo /etc/netplan/50-cloud-init.yaml:</text:p>
                    </text:list-item>
                  </text:list>
                </text:list-item>
                <text:list-item>
                  <text:p text:style-name="P9">Atualize o sistema:</text:p>
                </text:list-item>
                <text:list-item>
                  <text:p text:style-name="P10">Configuração do resolv.conf: sudo nano /etc/resolv.conf &gt; nameserver 8.8.8.8</text:p>
                </text:list-item>
                <text:list-item>
                  <text:p text:style-name="P10"><text:span text:style-name="T4">I</text:span>nstale o Bind9:</text:p>
                </text:list-item>
                <text:list-item>
                  <text:p text:style-name="P10"><text:soft-page-break/>Verifique os serviços ativos:</text:p>
                </text:list-item>
                <text:list-item>
                  <text:p text:style-name="P10">Navegue para a pasta de configuração:</text:p>
                </text:list-item>
                <text:list-item>
                  <text:p text:style-name="P10">Faça backup de arquivos existentes:</text:p>
                </text:list-item>
                <text:list-item>
                  <text:p text:style-name="P10">Edite as zonas no arquivo de configuração:</text:p>
                </text:list-item>
                <text:list-item>
                  <text:p text:style-name="P10">Crie os arquivos de zona:</text:p>
                </text:list-item>
                <text:list-item>
                  <text:p text:style-name="P10">Configure os arquivos de zona:</text:p>
                </text:list-item>
                <text:list-item>
                  <text:p text:style-name="P10">Verifique a configuração dos arquivos:</text:p>
                </text:list-item>
                <text:list-item>
                  <text:p text:style-name="P10">Reinicie o Bind9 e teste o DNS:</text:p>
                </text:list-item>
                <text:list-item>
                  <text:p text:style-name="P10">Configurar o resolv.conf:</text:p>
                </text:list-item>
              </text:list>
            </text:list-item>
          </text:list>
        </text:list-item>
        <text:list-item>
          <text:p text:style-name="P11">Configurar o APACHE;</text:p>
          <text:list>
            <text:list-item>
              <text:p text:style-name="P11"><text:s/>Configura o APACHE na máquina WEB;</text:p>
            </text:list-item>
          </text:list>
        </text:list-item>
        <text:list-item>
          <text:p text:style-name="P11">Configurar o HTTPS;</text:p>
          <text:list>
            <text:list-item>
              <text:p text:style-name="P11"><text:s/>Configurar o HTTPS na máquina WEB;</text:p>
            </text:list-item>
          </text:list>
        </text:list-item>
        <text:list-item>
          <text:p text:style-name="P11">Configurar o FTP;</text:p>
          <text:list>
            <text:list-item>
              <text:p text:style-name="P11"><text:s/><text:span text:style-name="T5">Configurar o FTP na máquina WEB;</text:span></text:p>
            </text:list-item>
          </text:list>
        </text:list-item>
        <text:list-item>
          <text:p text:style-name="P12">Configurar o NFS;</text:p>
          <text:list>
            <text:list-item>
              <text:p text:style-name="P12"><text:s/>Configurar o servidor NFS na máquina WEB;</text:p>
            </text:list-item>
          </text:list>
        </text:list-item>
        <text:list-item>
          <text:p text:style-name="P12">Configurar o PROXY;</text:p>
          <text:list>
            <text:list-item>
              <text:p text:style-name="P12"><text:s/>Configurar o PROXY na máquina GAT<text:span text:style-name="T3">E</text:span>WAY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11:31:39.692000000</meta:creation-date>
    <dc:date>2025-01-14T15:17:33.980000000</dc:date>
    <meta:editing-duration>PT1H48M41S</meta:editing-duration>
    <meta:editing-cycles>3</meta:editing-cycles>
    <meta:generator>LibreOffice/24.8.4.2$Windows_X86_64 LibreOffice_project/bb3cfa12c7b1bf994ecc5649a80400d06cd71002</meta:generator>
    <meta:document-statistic meta:table-count="0" meta:image-count="0" meta:object-count="0" meta:page-count="3" meta:paragraph-count="69" meta:word-count="402" meta:character-count="2546" meta:non-whitespace-character-count="2244"/>
  </office:meta>
</office:document-meta>
</file>